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aslov1" style:master-page-name="MP0" style:family="paragraph">
      <style:paragraph-properties fo:break-before="page" fo:text-align="center"/>
    </style:style>
  </office:automatic-styles>
  <office:body>
    <office:text text:use-soft-page-breaks="true">
      <text:h text:style-name="P1" text:outline-level="1">OBRAZAC ZA JEDNOSTRANI RASKID UGOVORA</text:h>
      <text:p text:style-name="Normal"/>
      <text:p text:style-name="Normal">Ime, prezime i adresa kupca<text:s/><text:line-break/><text:line-break/>_________________________________________________________________________________________</text:p>
      <text:p text:style-name="Normal">_________________________________________________________________________________________</text:p>
      <text:p text:style-name="Normal"/>
      <text:p text:style-name="Normal">Prima: Ivanić, vl. Igor Ivanić; info@vina-ivanic.hr</text:p>
      <text:p text:style-name="Normal"><text:line-break/>Ovim izjavljujem da jednostrano raskidam Ugovor o prodaji sljedeće robe<text:s/></text:p>
      <text:p text:style-name="Normal">_________________________________________________________________________________________<text:line-break/><text:line-break/>_________________________________________________________________________________________<text:line-break/><text:line-break/>_________________________________________________________________________________________<text:line-break/><text:line-break/>_________________________________________________________________________________________</text:p>
      <text:p text:style-name="Normal"/>
      <text:p text:style-name="Normal">naručene / primljene dana ________________________________________________________________</text:p>
      <text:p text:style-name="Normal"/>
      <text:p text:style-name="Normal">Potpis:<text:tab/><text:tab/><text:tab/><text:tab/><text:tab/><text:tab/><text:tab/><text:tab/><text:tab/><text:tab/>Datum:</text:p>
      <text:p text:style-name="Normal"/>
      <text:p text:style-name="Normal">________________ <text:s text:c="11"/><text:tab/><text:tab/><text:tab/><text:tab/><text:tab/><text:tab/><text:s text:c="12"/>____________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aslov1" style:display-name="Naslov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Naslov2" style:display-name="Naslov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Naslov3" style:display-name="Naslov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Naslov4" style:display-name="Naslov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Naslov5" style:display-name="Naslov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Naslov6" style:display-name="Naslov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Naslov7" style:display-name="Naslov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Naslov8" style:display-name="Naslov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Naslov9" style:display-name="Naslov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Naslov1Char" style:display-name="Naslov 1 Char" style:family="text" style:parent-style-name="Zadanifontodlomk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slov2Char" style:display-name="Naslov 2 Char" style:family="text" style:parent-style-name="Zadanifontodlomk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slov3Char" style:display-name="Naslov 3 Char" style:family="text" style:parent-style-name="Zadanifontodlomka">
      <style:text-properties style:font-name-asian="Times New Roman" style:font-name-complex="Times New Roman" fo:color="#0F4761" fo:font-size="14pt" style:font-size-asian="14pt" style:font-size-complex="14pt"/>
    </style:style>
    <style:style style:name="Naslov4Char" style:display-name="Naslov 4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0F4761"/>
    </style:style>
    <style:style style:name="Naslov5Char" style:display-name="Naslov 5 Char" style:family="text" style:parent-style-name="Zadanifontodlomka">
      <style:text-properties style:font-name-asian="Times New Roman" style:font-name-complex="Times New Roman" fo:color="#0F4761"/>
    </style:style>
    <style:style style:name="Naslov6Char" style:display-name="Naslov 6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595959"/>
    </style:style>
    <style:style style:name="Naslov7Char" style:display-name="Naslov 7 Char" style:family="text" style:parent-style-name="Zadanifontodlomka">
      <style:text-properties style:font-name-asian="Times New Roman" style:font-name-complex="Times New Roman" fo:color="#595959"/>
    </style:style>
    <style:style style:name="Naslov8Char" style:display-name="Naslov 8 Char" style:family="text" style:parent-style-name="Zadanifontodlomka">
      <style:text-properties style:font-name-asian="Times New Roman" style:font-name-complex="Times New Roman" fo:font-style="italic" style:font-style-asian="italic" style:font-style-complex="italic" fo:color="#272727"/>
    </style:style>
    <style:style style:name="Naslov9Char" style:display-name="Naslov 9 Char" style:family="text" style:parent-style-name="Zadanifontodlomka">
      <style:text-properties style:font-name-asian="Times New Roman" style:font-name-complex="Times New Roman" fo:color="#272727"/>
    </style:style>
    <style:style style:name="Naslov" style:display-name="Naslov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NaslovChar" style:display-name="Naslov Char" style:family="text" style:parent-style-name="Zadanifontodlomk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naslov" style:display-name="Podnaslov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PodnaslovChar" style:display-name="Podnaslov Char" style:family="text" style:parent-style-name="Zadanifontodlomk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Char" style:display-name="Citat Char" style:family="text" style:parent-style-name="Zadanifontodlomka">
      <style:text-properties fo:font-style="italic" style:font-style-asian="italic" style:font-style-complex="italic" fo:color="#404040"/>
    </style:style>
    <style:style style:name="Odlomakpopisa" style:display-name="Odlomak popis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Jakoisticanje" style:display-name="Jako isticanje" style:family="text" style:parent-style-name="Zadanifontodlomka">
      <style:text-properties fo:font-style="italic" style:font-style-asian="italic" style:font-style-complex="italic" fo:color="#0F4761"/>
    </style:style>
    <style:style style:name="Naglašencitat" style:display-name="Naglašen c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NaglašencitatChar" style:display-name="Naglašen citat Char" style:family="text" style:parent-style-name="Zadanifontodlomka">
      <style:text-properties fo:font-style="italic" style:font-style-asian="italic" style:font-style-complex="italic" fo:color="#0F4761"/>
    </style:style>
    <style:style style:name="Istaknutareferenca" style:display-name="Istaknuta referenca" style:family="text" style:parent-style-name="Zadanifontodlomk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gor Ivanic</meta:initial-creator>
    <dc:creator>Igor Ivanic</dc:creator>
    <meta:creation-date>2025-04-22T09:49:00Z</meta:creation-date>
    <dc:date>2025-04-22T09:51:00Z</dc:date>
    <meta:template xlink:href="Normal.dotm" xlink:type="simple"/>
    <meta:editing-cycles>1</meta:editing-cycles>
    <meta:editing-duration>PT120S</meta:editing-duration>
    <meta:document-statistic meta:page-count="1" meta:paragraph-count="1" meta:word-count="136" meta:character-count="915" meta:row-count="6" meta:non-whitespace-character-count="780"/>
  </office:meta>
</office:document-meta>
</file>